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Times New Roman1" style:font-name-asian="Times New Roman1" style:font-name-complex="Times New Roman1"/>
    </style:style>
    <style:style style:name="T6" style:family="text">
      <style:text-properties style:font-name="Times New Roman1" fo:font-weight="normal" style:font-name-asian="Times New Roman1" style:font-weight-asian="normal" style:font-name-complex="Times New Roman1" style:font-weight-complex="normal"/>
    </style:style>
    <style:style style:name="T7" style:family="text">
      <style:text-properties style:font-name="Times New Roman1" fo:font-size="12pt" style:text-underline-style="none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8" style:family="text">
      <style:text-properties style:font-name="Times New Roman1" fo:font-weight="bold" style:font-name-asian="Times New Roman1" style:font-weight-asian="bold" style:font-name-complex="Times New Roman1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ral PolyPermu</text:p>
      <text:p text:style-name="P3"/>
      <text:p text:style-name="P4"><text:span text:style-name="T1">Définition 7.</text:span> <text:s/>polynômes de permutation → Donner un <text:span text:style-name="T2">exemple</text:span></text:p>
      <text:p text:style-name="P5">On va voir des critères d'identification de polynômes de permutation :</text:p>
      <text:p text:style-name="P7">Proposition 4. <text:span text:style-name="T4">démo ?</text:span></text:p>
      <text:p text:style-name="P7">Proposition 7. <text:span text:style-name="T3">Groupes de polynômes de permutation + démo → </text:span>Thomas</text:p>
      <text:p text:style-name="P7">Proposition 8.</text:p>
      <text:p text:style-name="P7">Proposition 9. ?</text:p>
      <text:p text:style-name="P7"/>
      <text:p text:style-name="P1">Premiers critères</text:p>
      <text:p text:style-name="P6"/>
      <text:p text:style-name="P7">Critère 1.</text:p>
      <text:p text:style-name="P7">Critère 2. <text:span text:style-name="T3">démo ?</text:span> → Thomas</text:p>
      <text:p text:style-name="P7">Critère <text:span text:style-name="T3">(caractères additifs) → </text:span>Thomas</text:p>
      <text:p text:style-name="P7">Critère 3. Arthur<text:span text:style-name="T3"> ou </text:span>Raph</text:p>
      <text:p text:style-name="P7"><text:span text:style-name="T5"/></text:p>
      <text:p text:style-name="P7"><text:span text:style-name="T5">Implémentations </text:span><text:span text:style-name="T6">: </text:span><text:span text:style-name="T5">Arthur</text:span><text:span text:style-name="T6"> et </text:span><text:span text:style-name="T5">Raph</text:span></text:p>
      <text:p text:style-name="P7"><text:span text:style-name="T6"><text:tab/>- estDePermutation </text:span></text:p>
      <text:p text:style-name="P9"><text:span text:style-name="T7"><text:tab/>- des 3 critères</text:span></text:p>
      <text:p text:style-name="P7"><text:span text:style-name="T6"/></text:p>
      <text:p text:style-name="P2"><text:span text:style-name="T6">Classes de polynômes et critères </text:span></text:p>
      <text:p text:style-name="P2"><text:span text:style-name="T6"/></text:p>
      <text:p text:style-name="P7"><text:span text:style-name="T5">Définition 12. → Thomas</text:span></text:p>
      <text:p text:style-name="P7"><text:span text:style-name="T5">Définition 13. → Arthur</text:span></text:p>
      <text:p text:style-name="P7"><text:span text:style-name="T5">Définition 14.</text:span></text:p>
      <text:p text:style-name="P7"><text:span text:style-name="T5"><text:tab/></text:span><text:span text:style-name="T6">Exemple ?</text:span></text:p>
      <text:p text:style-name="P7"><text:span text:style-name="T5">Critère 4.</text:span><text:span text:style-name="T6"> Attention, la réciproque est fausse !</text:span></text:p>
      <text:p text:style-name="P7"><text:span text:style-name="T5"><text:tab/></text:span><text:span text:style-name="T6">Exemple ?</text:span></text:p>
      <text:p text:style-name="P7"><text:span text:style-name="T6"/></text:p>
      <text:p text:style-name="P7"><text:span text:style-name="T5">Définition 15.</text:span><text:span text:style-name="T6"> → </text:span><text:span text:style-name="T5">Raph</text:span></text:p>
      <text:p text:style-name="P7"><text:span text:style-name="T5">Critère 5. → Raph</text:span></text:p>
      <text:p text:style-name="P7"><text:span text:style-name="T5">Proposition 18. </text:span><text:span text:style-name="T6">+ démo ?</text:span></text:p>
      <text:p text:style-name="P7"><text:span text:style-name="T5">Théorème 3.</text:span></text:p>
      <text:p text:style-name="P7"><text:span text:style-name="T5"/></text:p>
      <text:p text:style-name="P1"><text:span text:style-name="T5">Applications crypto</text:span></text:p>
      <text:p text:style-name="P5"><text:span text:style-name="T5"/></text:p>
      <text:p text:style-name="P8"><text:span text:style-name="T5">Crypto publique :</text:span></text:p>
      <text:p text:style-name="P8"><text:span text:style-name="T5"/></text:p>
      <text:p text:style-name="P5"><text:span text:style-name="T5">RSA → </text:span><text:span text:style-name="T8">Raph</text:span></text:p>
      <text:p text:style-name="P5"><text:span text:style-name="T5">LUC → </text:span><text:span text:style-name="T8">Arthur</text:span></text:p>
      <text:p text:style-name="P5"><text:span text:style-name="T5"/></text:p>
      <text:p text:style-name="P8"><text:span text:style-name="T5">Crypto secrète :</text:span></text:p>
      <text:p text:style-name="P5"><text:span text:style-name="T5">APN → </text:span><text:span text:style-name="T8">Raph</text:span></text:p>
      <text:p text:style-name="P5"><text:span text:style-name="T5"/></text:p>
      <text:p text:style-name="P5"><text:span text:style-name="T5">Ouverture sur crypto post-quantique ? → Cryptographie multivariée et polynômes de permuta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04T17:55:41.55</meta:creation-date>
    <dc:date>2021-05-04T18:45:30.16</dc:date>
    <meta:editing-duration>PT49M11S</meta:editing-duration>
    <meta:editing-cycles>76</meta:editing-cycles>
    <meta:generator>OpenOffice/4.1.3$Win32 OpenOffice.org_project/413m1$Build-9783</meta:generator>
    <meta:document-statistic meta:table-count="0" meta:image-count="0" meta:object-count="0" meta:page-count="1" meta:paragraph-count="33" meta:word-count="144" meta:character-count="856"/>
  </office:meta>
</office:document-meta>
</file>